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D90000013B5E5D9AFCEAC82879.png" manifest:media-type="image/png"/>
  <manifest:file-entry manifest:full-path="Pictures/10000201000001E0000001418B77B76A3330228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200d1" officeooo:paragraph-rsid="000200d1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normal" officeooo:rsid="000200d1" officeooo:paragraph-rsid="000200d1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3-2</text:p>
      <text:p text:style-name="P1"/>
      <text:p text:style-name="P2">Сплайн</text:p>
      <text:p text:style-name="P2"/>
      <text:p text:style-name="P2"><draw:frame draw:style-name="fr1" draw:name="Изображение1" text:anchor-type="paragraph" svg:width="12.7cm" svg:height="8.493cm" draw:z-index="0"><draw:image xlink:href="Pictures/10000201000001E0000001418B77B76A3330228B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3-3</text:p>
      <text:p text:style-name="P1"/>
      <text:p text:style-name="P2">Функция</text:p>
      <text:p text:style-name="P2"/>
      <text:p text:style-name="P2"><draw:frame draw:style-name="fr1" draw:name="Изображение2" text:anchor-type="paragraph" svg:width="12.515cm" svg:height="8.334cm" draw:z-index="1"><draw:image xlink:href="Pictures/10000201000001D90000013B5E5D9AFCEAC8287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14T01:13:23.024806381</meta:creation-date>
    <meta:generator>LibreOffice/6.0.7.3$Linux_X86_64 LibreOffice_project/00m0$Build-3</meta:generator>
    <dc:date>2022-10-14T01:20:25.285361284</dc:date>
    <meta:editing-duration>PT7M2S</meta:editing-duration>
    <meta:editing-cycles>1</meta:editing-cycles>
    <meta:document-statistic meta:table-count="0" meta:image-count="2" meta:object-count="0" meta:page-count="1" meta:paragraph-count="4" meta:word-count="4" meta:character-count="19" meta:non-whitespace-character-count="19"/>
  </office:meta>
</office:document-meta>
</file>